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a8ba" officeooo:paragraph-rsid="0008c282"/>
    </style:style>
    <style:style style:name="P2" style:family="paragraph" style:parent-style-name="Standard">
      <style:text-properties officeooo:rsid="00134de1" officeooo:paragraph-rsid="0006bbb6"/>
    </style:style>
    <style:style style:name="P3" style:family="paragraph" style:parent-style-name="Standard">
      <style:paragraph-properties fo:text-align="start" style:justify-single-word="false"/>
      <style:text-properties officeooo:paragraph-rsid="00147423"/>
    </style:style>
    <style:style style:name="P4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1" officeooo:rsid="00134de1" officeooo:paragraph-rsid="0006bbb6"/>
    </style:style>
    <style:style style:name="P5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1" officeooo:rsid="000b0f38" officeooo:paragraph-rsid="000b0f38"/>
    </style:style>
    <style:style style:name="P6" style:family="paragraph" style:parent-style-name="Standard">
      <style:paragraph-properties fo:text-align="center" style:justify-single-word="false" fo:background-color="#ffcc99" style:shadow="none">
        <style:background-image/>
      </style:paragraph-properties>
      <style:text-properties fo:font-size="14pt" fo:font-weight="bold" officeooo:rsid="00187a6f" officeooo:paragraph-rsid="00187a6f" style:font-size-asian="14pt" style:font-weight-asian="bold" style:font-size-complex="14pt" style:font-weight-complex="bold"/>
    </style:style>
    <style:style style:name="P7" style:family="paragraph" style:parent-style-name="cadreCode">
      <style:text-properties officeooo:paragraph-rsid="000bb083"/>
    </style:style>
    <style:style style:name="P8" style:family="paragraph" style:parent-style-name="cadreCode">
      <style:text-properties officeooo:paragraph-rsid="000d838d"/>
    </style:style>
    <style:style style:name="P9" style:family="paragraph" style:parent-style-name="cadreCode">
      <style:text-properties officeooo:paragraph-rsid="00147423"/>
    </style:style>
    <style:style style:name="P10" style:family="paragraph" style:parent-style-name="cadreCode">
      <style:text-properties officeooo:paragraph-rsid="001621a9"/>
    </style:style>
    <style:style style:name="P11" style:family="paragraph" style:parent-style-name="cadreCode">
      <style:text-properties fo:language="sv" fo:country="SE" officeooo:rsid="001621a9" officeooo:paragraph-rsid="001621a9"/>
    </style:style>
    <style:style style:name="P12" style:family="paragraph" style:parent-style-name="Standard" style:list-style-name="L1">
      <style:text-properties officeooo:rsid="0003622c" officeooo:paragraph-rsid="0003622c"/>
    </style:style>
    <style:style style:name="P13" style:family="paragraph" style:parent-style-name="Standard" style:list-style-name="L2">
      <style:text-properties officeooo:rsid="0003622c" officeooo:paragraph-rsid="000d838d"/>
    </style:style>
    <style:style style:name="P14" style:family="paragraph" style:parent-style-name="Standard" style:list-style-name="L3">
      <style:text-properties officeooo:rsid="0003622c" officeooo:paragraph-rsid="0010ed49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03622c" officeooo:paragraph-rsid="00147423"/>
    </style:style>
    <style:style style:name="P16" style:family="paragraph" style:parent-style-name="Standard">
      <style:text-properties officeooo:rsid="0003622c" officeooo:paragraph-rsid="0010ed49"/>
    </style:style>
    <style:style style:name="P17" style:family="paragraph" style:parent-style-name="Standard">
      <style:text-properties officeooo:rsid="00134de1" officeooo:paragraph-rsid="0006bbb6"/>
    </style:style>
    <style:style style:name="P18" style:family="paragraph" style:parent-style-name="Standard">
      <style:text-properties officeooo:rsid="00134de1" officeooo:paragraph-rsid="001aa5ed"/>
    </style:style>
    <style:style style:name="P19" style:family="paragraph" style:parent-style-name="Standard" style:list-style-name="L4">
      <style:paragraph-properties fo:text-align="start" style:justify-single-word="false" fo:break-before="page"/>
      <style:text-properties officeooo:rsid="0003622c" officeooo:paragraph-rsid="0011b377"/>
    </style:style>
    <style:style style:name="T1" style:family="text">
      <style:text-properties officeooo:rsid="0014e016"/>
    </style:style>
    <style:style style:name="T2" style:family="text">
      <style:text-properties officeooo:rsid="000b0f38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621a9"/>
    </style:style>
    <style:style style:name="T5" style:family="text">
      <style:text-properties officeooo:rsid="000bb083"/>
    </style:style>
    <style:style style:name="T6" style:family="text">
      <style:text-properties officeooo:rsid="0010ed49"/>
    </style:style>
    <style:style style:name="T7" style:family="text">
      <style:text-properties fo:color="#ffffff" officeooo:rsid="0014e016"/>
    </style:style>
    <style:style style:name="T8" style:family="text">
      <style:text-properties officeooo:rsid="0011b377"/>
    </style:style>
    <style:style style:name="T9" style:family="text">
      <style:text-properties fo:language="sv" fo:country="SE"/>
    </style:style>
    <style:style style:name="T10" style:family="text">
      <style:text-properties fo:language="sv" fo:country="SE" officeooo:rsid="0011b377"/>
    </style:style>
    <style:style style:name="T11" style:family="text">
      <style:text-properties officeooo:rsid="001621a9"/>
    </style:style>
    <style:style style:name="T12" style:family="text">
      <style:text-properties officeooo:rsid="001aa5ed"/>
    </style:style>
    <style:style style:name="T13" style:family="text">
      <style:text-properties officeooo:rsid="001c7610"/>
    </style:style>
    <style:style style:name="T14" style:family="text">
      <style:text-properties officeooo:rsid="001df2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Analyse d'algorithme</text:p>
      <text:list xml:id="list5082830529605510573" text:style-name="L1">
        <text:list-item>
          <text:p text:style-name="P12">Que donne l'algorithme suivant si je rentre les valeurs 5, -1, 15 ?</text:p>
        </text:list-item>
      </text:list>
      <text:p text:style-name="P4"><text:span text:style-name="T2">c</text:span>hiffre<text:span text:style-name="T3">entier</text:span></text:p>
      <text:p text:style-name="P4"><text:span text:style-name="T2">Ec</text:span>rire : chiffre</text:p>
      <text:p text:style-name="P4"><text:span text:style-name="T2">Si (</text:span>chiffre <text:span text:style-name="T2">&lt;</text:span>0<text:span text:style-name="T2">)</text:span> <text:s/><text:span text:style-name="T2">OU (chiffre &gt;</text:span> 9<text:span text:style-name="T2">)</text:span></text:p>
      <text:p text:style-name="P5">Alors</text:p>
      <text:p text:style-name="P4"><text:tab/><text:span text:style-name="T2">L</text:span>ire : chiffre</text:p>
      <text:p text:style-name="P4"><text:span text:style-name="T2">S</text:span>inon </text:p>
      <text:p text:style-name="P4"><text:tab/><text:span text:style-name="T2">E</text:span>crire : chiffre</text:p>
      <text:p text:style-name="P5">Finsi</text:p>
      <text:p text:style-name="P2"/>
      <text:p text:style-name="P18">→<text:span text:style-name="T12">5:Lire 5 <text:s/>/ <text:s/>-1:Ecrire -1 <text:s/>/ <text:s/>15:Ecrire 15</text:span></text:p>
      <text:p text:style-name="P2"/>
      <text:list xml:id="list4426748291335724900" text:style-name="L2">
        <text:list-item>
          <text:p text:style-name="P13">Que donne l'algorithme suivant si je rentre les valeurs <text:s/>-1, 15, 5 ?</text:p>
        </text:list-item>
      </text:list>
      <text:p text:style-name="cadreCode">val<text:span text:style-name="T3">entier </text:span></text:p>
      <text:p text:style-name="P8">x<text:span text:style-name="T3">entier </text:span></text:p>
      <text:p text:style-name="cadreCode"/>
      <text:p text:style-name="cadreCode">ECRIRE : <text:span text:style-name="T5">"</text:span>Entrez une valeur entre 0 et 9<text:span text:style-name="T5">"</text:span></text:p>
      <text:p text:style-name="cadreCode">LIRE : val </text:p>
      <text:p text:style-name="cadreCode"/>
      <text:p text:style-name="cadreCode">TANT QUE (x=0)</text:p>
      <text:p text:style-name="cadreCode"><text:tab/>SI (val&lt;0) </text:p>
      <text:p text:style-name="P7"><text:s text:c="2"/><text:tab/>ALORS </text:p>
      <text:p text:style-name="P7"><text:tab/><text:tab/>ECRIRE <text:span text:style-name="T5">"</text:span>Votre nombre n’est pas comprit entre 0 et 9<text:span text:style-name="T5">"</text:span></text:p>
      <text:p text:style-name="cadreCode"><text:tab/>FINSI </text:p>
      <text:p text:style-name="cadreCode"/>
      <text:p text:style-name="cadreCode"><text:tab/>SI (val&gt;9)</text:p>
      <text:p text:style-name="P7"><text:s text:c="2"/><text:tab/>ALORS </text:p>
      <text:p text:style-name="P7"><text:tab/><text:tab/>ECRIRE <text:span text:style-name="T5">"</text:span>Votre nombre n’est pas comprit entre 0 et 9<text:span text:style-name="T5">"</text:span></text:p>
      <text:p text:style-name="cadreCode"><text:tab/>FIN SI </text:p>
      <text:p text:style-name="cadreCode"/>
      <text:p text:style-name="cadreCode"><text:tab/>SI (val<text:span text:style-name="T5">&gt;=0) ET (val</text:span>&lt;<text:span text:style-name="T5">=</text:span>9)</text:p>
      <text:p text:style-name="P7"><text:tab/>ALORS </text:p>
      <text:p text:style-name="P7"><text:tab/><text:tab/>x=1</text:p>
      <text:p text:style-name="P7"><text:tab/>FIN SI </text:p>
      <text:p text:style-name="cadreCode">FIN <text:span text:style-name="T5">TantQue</text:span></text:p>
      <text:p text:style-name="P16"/>
      <text:p text:style-name="P16">→<text:span text:style-name="T13"> -1 et 15 : Votre nombre n'est pas comprit entre 0 et 9 x=0</text:span></text:p>
      <text:p text:style-name="P16"><text:span text:style-name="T13">→ 5 : x=1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8157011208561811822" text:style-name="L3">
        <text:list-item>
          <text:p text:style-name="P14"><text:soft-page-break/>Que donne l'algorithme suivant si je rentre les valeurs <text:s/>5, -1, 15 ?</text:p>
        </text:list-item>
      </text:list>
      <text:p text:style-name="cadreCode">nombreEntree<text:span text:style-name="T3">réel</text:span></text:p>
      <text:p text:style-name="cadreCode"/>
      <text:p text:style-name="cadreCode"><text:span text:style-name="T6">Ecrire </text:span>: <text:span text:style-name="T6">"</text:span>Donner un nombre compris entre 0 et 9<text:span text:style-name="T6">"</text:span></text:p>
      <text:p text:style-name="cadreCode"><text:span text:style-name="T1">LIRE :</text:span> nombreEntree</text:p>
      <text:p text:style-name="cadreCode"/>
      <text:p text:style-name="cadreCode">TANT QUE <text:span text:style-name="T6">(</text:span>nombreEntree &lt;0<text:span text:style-name="T6">)</text:span> <text:span text:style-name="T6">OU</text:span> <text:span text:style-name="T6">(</text:span>nombreEntree&gt;9<text:span text:style-name="T6">)</text:span></text:p>
      <text:p text:style-name="cadreCode"><text:span text:style-name="T1"><text:tab/>Ecrire</text:span>: <text:span text:style-name="T6">"</text:span>Veuillez saisir un nombre compris entre 0 et 9<text:span text:style-name="T6">"</text:span> </text:p>
      <text:p text:style-name="cadreCode">FINTANTQUE</text:p>
      <text:p text:style-name="cadreCode"/>
      <text:p text:style-name="cadreCode"><text:span text:style-name="T1">Ecrire</text:span>: <text:span text:style-name="T6">"</text:span>vous avez choisis :<text:span text:style-name="T6">" </text:span><text:s/><text:span text:style-name="T7">nombreEntree </text:span></text:p>
      <text:p text:style-name="P1"/>
      <text:p text:style-name="P1">→<text:span text:style-name="T14"> </text:span></text:p>
      <text:list xml:id="list1887857818541322911" text:style-name="L4">
        <text:list-item>
          <text:p text:style-name="P19">Que donne l'algorithme suivant si je rentre les valeurs <text:s/>5, -1, 15, 200 ?</text:p>
        </text:list-item>
      </text:list>
      <text:p text:style-name="cadreCode">temperature<text:span text:style-name="T3">réel</text:span></text:p>
      <text:p text:style-name="cadreCode">Ecrire : "Donnez la temperature en degre celcius"</text:p>
      <text:p text:style-name="cadreCode">Lire temperature</text:p>
      <text:p text:style-name="cadreCode">Si (temperature &lt;0)</text:p>
      <text:p text:style-name="cadreCode">Alors</text:p>
      <text:p text:style-name="cadreCode"><text:tab/>Ecrire : "is"</text:p>
      <text:p text:style-name="cadreCode">Sinon</text:p>
      <text:p text:style-name="cadreCode"><text:tab/>Si (temperature&gt;100)</text:p>
      <text:p text:style-name="cadreCode"><text:tab/>Alors</text:p>
      <text:p text:style-name="cadreCode"><text:span text:style-name="T8"><text:tab/><text:tab/>Ecrire : "</text:span><text:bookmark text:name="tw-target-text"/><text:span text:style-name="T9">gasformigt</text:span><text:span text:style-name="T10">"</text:span></text:p>
      <text:p text:style-name="cadreCode"><text:tab/>Sinon</text:p>
      <text:p text:style-name="cadreCode"><text:tab/><text:tab/>Ecrire : "vatska" </text:p>
      <text:p text:style-name="cadreCode"><text:tab/>FinSi</text:p>
      <text:p text:style-name="cadreCode"><text:span text:style-name="T10">F</text:span><text:span text:style-name="T9">inSi</text:span></text:p>
      <text:p text:style-name="P3"/>
      <text:list xml:id="list3605383580291926149" text:style-name="L5">
        <text:list-item>
          <text:p text:style-name="P15">Que donne l'algorithme suivant si je rentre les valeurs <text:s/>10 pour lon et 5 pour h <text:s/>?</text:p>
        </text:list-item>
      </text:list>
      <text:p text:style-name="P10"><text:span text:style-name="T11">x</text:span><text:span text:style-name="T4">entier</text:span></text:p>
      <text:p text:style-name="P10"><text:span text:style-name="T11">y</text:span><text:span text:style-name="T4">entier</text:span></text:p>
      <text:p text:style-name="P10"><text:span text:style-name="T11">lon</text:span><text:span text:style-name="T4">entier</text:span></text:p>
      <text:p text:style-name="P10"><text:span text:style-name="T11">h</text:span><text:span text:style-name="T4">entier</text:span></text:p>
      <text:p text:style-name="P10"/>
      <text:p text:style-name="P9">Ecrire : "Donnez la <text:span text:style-name="T11">longueur</text:span>"</text:p>
      <text:p text:style-name="P9">Lire : <text:span text:style-name="T11">lon</text:span> </text:p>
      <text:p text:style-name="P10">Ecrire : "Donnez la <text:span text:style-name="T11">hauteur</text:span>"</text:p>
      <text:p text:style-name="P10">Lire : <text:span text:style-name="T11">h</text:span></text:p>
      <text:p text:style-name="P11">Pour y allant de 1 à h</text:p>
      <text:p text:style-name="P11"><text:tab/>Pour x allant de 1 à lon</text:p>
      <text:p text:style-name="P11"><text:tab/><text:tab/>Ecrire : "#"</text:p>
      <text:p text:style-name="P11"><text:tab/>FinPour</text:p>
      <text:p text:style-name="P11"><text:tab/>Ecrire : SautDeLigne</text:p>
      <text:p text:style-name="P11">FinP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adreCode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" style:font-size-asian="10.5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size="10pt" style:font-name-asian="Nimbus Mono L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ernard </meta:initial-creator>
    <meta:creation-date>2017-10-20T08:49:09.503267931</meta:creation-date>
    <dc:date>2017-11-06T21:59:48.570000000</dc:date>
    <meta:editing-duration>PT1H24M16S</meta:editing-duration>
    <meta:editing-cycles>21</meta:editing-cycles>
    <meta:generator>LibreOffice/4.1.2.3$Windows_x86 LibreOffice_project/40b2d7fde7e8d2d7bc5a449dc65df4d08a7dd38</meta:generator>
    <meta:document-statistic meta:table-count="0" meta:image-count="0" meta:object-count="0" meta:page-count="3" meta:paragraph-count="71" meta:word-count="291" meta:character-count="1565" meta:non-whitespace-character-count="1287"/>
  </office:meta>
</office:document-meta>
</file>